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dot" svg:font-family="Didot"/>
    <style:font-face style:name="Tahoma1" svg:font-family="Tahoma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815d0" officeooo:paragraph-rsid="001815d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1815d0" officeooo:paragraph-rsid="001815d0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19eebc" officeooo:paragraph-rsid="0019ee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41e80" officeooo:paragraph-rsid="00241e8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86332" officeooo:paragraph-rsid="0018633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2739" officeooo:paragraph-rsid="001a2739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b5100" officeooo:paragraph-rsid="001b510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b5100" officeooo:paragraph-rsid="00207278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d9dac" officeooo:paragraph-rsid="001d9dac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3pt" style:text-underline-style="none" fo:font-weight="normal" officeooo:rsid="001d9dac" officeooo:paragraph-rsid="001d9dac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3pt" style:text-underline-style="none" fo:font-weight="normal" officeooo:rsid="00207278" officeooo:paragraph-rsid="0020727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20f759" officeooo:paragraph-rsid="0020f759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25cfc4" officeooo:paragraph-rsid="002ab184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2c75ba" officeooo:paragraph-rsid="002c75ba" style:font-size-asian="11.3500003814697pt" style:font-weight-asian="normal" style:font-size-complex="13pt" style:font-weight-complex="normal"/>
    </style:style>
    <style:style style:name="T1" style:family="text">
      <style:text-properties officeooo:rsid="001cd5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5f1" style:font-weight-asian="bold" style:font-weight-complex="bold"/>
    </style:style>
    <style:style style:name="T4" style:family="text">
      <style:text-properties officeooo:rsid="001f689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e951" style:font-style-asian="italic" style:font-style-complex="italic"/>
    </style:style>
    <style:style style:name="T7" style:family="text">
      <style:text-properties fo:font-style="italic" officeooo:rsid="002ab184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26872" style:font-style-asian="normal" style:font-style-complex="normal"/>
    </style:style>
    <style:style style:name="T10" style:family="text">
      <style:text-properties fo:font-style="normal" officeooo:rsid="0026e951" style:font-style-asian="normal" style:font-style-complex="normal"/>
    </style:style>
    <style:style style:name="T11" style:family="text">
      <style:text-properties fo:font-style="normal" officeooo:rsid="0028c8cc" style:font-style-asian="normal" style:font-style-complex="normal"/>
    </style:style>
    <style:style style:name="T12" style:family="text">
      <style:text-properties fo:font-style="normal" officeooo:rsid="002ab184" style:font-style-asian="normal" style:font-style-complex="normal"/>
    </style:style>
    <style:style style:name="T13" style:family="text">
      <style:text-properties fo:font-style="normal" officeooo:rsid="002afe08" style:font-style-asian="normal" style:font-style-complex="normal"/>
    </style:style>
    <style:style style:name="T14" style:family="text">
      <style:text-properties officeooo:rsid="00226872"/>
    </style:style>
    <style:style style:name="T15" style:family="text">
      <style:text-properties officeooo:rsid="0022c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Projet d'informatique</text:p>
      <text:p text:style-name="P2">Mise en page d'un paragraphe de texte</text:p>
      <text:p text:style-name="P3"/>
      <text:p text:style-name="P3">Weber Côme – Vegreville Bru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ans ce court rapport, nous décrirons de façon chronologique la façon dont nous avons construit l'exécutable.</text:p>
      <text:p text:style-name="P6"/>
      <text:p text:style-name="P4">I.<text:span text:style-name="T15">É</text:span>tude du format .rtf en lecture et en écriture :</text:p>
      <text:p text:style-name="P4"/>
      <text:p text:style-name="P4"/>
      <text:p text:style-name="P4"/>
      <text:p text:style-name="P5">rappel xml</text:p>
      <text:p text:style-name="P7">Avant de s'intéresser à la partie algorithmique du problème il nous semblait intéressant de comprendre la structure de fichiers avec laquelle on allait travailler afin de connaître quelles seraient les informations disponibles sur les paragraphes.</text:p>
      <text:p text:style-name="P8">Nous avons dans un premier temps produit plusieurs pages .rtf avec LibreOffice comprenant un ou plusieurs paragraphes, avec une ou plusieurs polices. <text:span text:style-name="T1">En se servant des liens explicatifs proposés dans le sujet, nous avons compris le sens et le positionnement des balises importantes du .rtf, notamment </text:span><text:span text:style-name="T3">les balises qui concernent les polices utilisées, leurs tailles et les balises qui déclarent un nouveau paragraphe.</text:span></text:p>
      <text:p text:style-name="P8"/>
      <text:p text:style-name="P10">Une fois cela fait, nous nous sommes attelés à la construction de la classe <text:span text:style-name="T5">RTFReader.java,</text:span> qui permet de lire un fichier .rtf produit par<text:span text:style-name="T2"> LibreOffice Writer</text:span> et de sauvegarder les informations suivantes : </text:p>
      <text:list xml:id="list5365821341365803792" text:style-name="L1">
        <text:list-item>
          <text:p text:style-name="P11">paragraphes présents</text:p>
        </text:list-item>
        <text:list-item>
          <text:p text:style-name="P11">polices utilisées dans chaque paragraphe</text:p>
        </text:list-item>
        <text:list-item>
          <text:p text:style-name="P11">taille<text:span text:style-name="T4">s</text:span> des-dites polices</text:p>
        </text:list-item>
        <text:list-item>
          <text:p text:style-name="P12">dimension de la pages (hauteur, largeur, marges)</text:p>
        </text:list-item>
        <text:list-item>
          <text:p text:style-name="P12">la police déclarée comme police par défaut</text:p>
        </text:list-item>
      </text:list>
      <text:p text:style-name="P9"/>
      <text:p text:style-name="P13">Le fonctionnement de cette classe est assez dépendante de la manière dont l'éditeur de texte (ici <text:span text:style-name="T5">LibreOffice Writer</text:span><text:span text:style-name="T8">)</text:span> construit le fichier .rtf puisque nous lisons le document "ligne par ligne" et donc la classe utilise le fait que l<text:span text:style-name="T14">es documents produits</text:span> par <text:span text:style-name="T5">LibreOffice Writer</text:span><text:span text:style-name="T8"> </text:span><text:span text:style-name="T9">contiennent </text:span><text:span text:style-name="T8">des éléments toujours placés de la même façon.</text:span></text:p>
      <text:p text:style-name="P13"/>
      <text:p text:style-name="P14"><text:span text:style-name="T8">Ensuite nous avons réflechi à l'écriture dans un fichier .rtf </text:span><text:span text:style-name="T10">et construit la classe </text:span><text:span text:style-name="T6">RTFWriter.java</text:span><text:span text:style-name="T8"> : </text:span><text:span text:style-name="T10">En partant du principe que nous disposons de toutes les informations recueillies par </text:span><text:span text:style-name="T6">RTFReader </text:span><text:span text:style-name="T11">et que les paragraphes ont été modifiés par l'algorithme, </text:span><text:span text:style-name="T12">l'écriture <text:s/>dans le fichier revient à écrirer ligne par ligne les balises au bon endroit. Pour éviter une classe trop confuse, nous avons décidé d'utiliser une librairie java open-source : </text:span><text:span text:style-name="T7">jRTF </text:span><text:span text:style-name="T12">(</text:span><text:a xlink:type="simple" xlink:href="https://github.com/ullenboom/jrtf" text:style-name="Internet_20_link" text:visited-style-name="Visited_20_Internet_20_Link"><text:span text:style-name="T12">http</text:span></text:a><text:a xlink:type="simple" xlink:href="https://github.com/ullenboom/jrtf" text:style-name="Internet_20_link" text:visited-style-name="Visited_20_Internet_20_Link"><text:span text:style-name="T13">s</text:span></text:a><text:a xlink:type="simple" xlink:href="https://github.com/ullenboom/jrtf" text:style-name="Internet_20_link" text:visited-style-name="Visited_20_Internet_20_Link"><text:span text:style-name="T12">://github.com/ullenboom/jrtf</text:span></text:a><text:span text:style-name="T12">). </text:span></text:p>
      <text:p text:style-name="P15"><text:span text:style-name="T12">C</text:span><text:span text:style-name="T8">ette librairie permet de façon compacte d'écrire dans un fichier rtf en spécifiant pour chaque paragraphe la police (déclarée au préalable) à utiliser pour celui ci.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idot" svg:font-family="Didot"/>
    <style:font-face style:name="Tahoma1" svg:font-family="Tahoma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0S</meta:editing-duration>
    <meta:editing-cycles>24</meta:editing-cycles>
    <meta:generator>LibreOffice/4.3.2.2$Windows_x86 LibreOffice_project/edfb5295ba211bd31ad47d0bad0118690f76407d</meta:generator>
    <dc:date>2015-01-05T17:07:33.820000000</dc:date>
    <meta:document-statistic meta:table-count="0" meta:image-count="0" meta:object-count="0" meta:page-count="2" meta:paragraph-count="17" meta:word-count="351" meta:character-count="2292" meta:non-whitespace-character-count="1959"/>
    <meta:user-defined meta:name="Info 1"/>
    <meta:user-defined meta:name="Info 2"/>
    <meta:user-defined meta:name="Info 3"/>
    <meta:user-defined meta:name="Info 4"/>
  </office:meta>
</office:document-meta>
</file>